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r7" style:family="presentation" style:parent-style-name="bluesquares-outline1">
      <style:graphic-properties draw:fill-color="#ffffff" fo:min-height="13.8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size="36pt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P9" style:family="paragraph">
      <style:text-properties fo:font-size="32pt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ject Managemen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5">Developing software requires project management</text:p>
              </text:list-item>
            </text:list>
            <text:list text:style-name="L2">
              <text:list-item>
                <text:p text:id="id2" text:style-name="P5">Majority of software development projects fail because of technical problems or poor project management</text:p>
              </text:list-item>
            </text:list>
            <text:list text:style-name="L2">
              <text:list-item>
                <text:p text:id="id3" text:style-name="P5">Project Management is an umbrella activity</text:p>
              </text:list-item>
            </text:list>
            <text:list text:style-name="L2">
              <text:list-item>
                <text:p text:id="id4" text:style-name="P5">Effective software project management depends on People, Problem,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eople</text:p>
          </draw:text-box>
        </draw:frame>
        <draw:frame presentation:style-name="pr4" draw:text-style-name="P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 text:id="id5" text:style-name="P5">Software engineering work is an intensively human endeavor</text:p>
              </text:list-item>
            </text:list>
            <text:list text:style-name="L2">
              <text:list-item>
                <text:p text:id="id6" text:style-name="P5">Players in the software process</text:p>
              </text:list-item>
            </text:list>
            <text:list text:style-name="L2">
              <text:list-item>
                <text:list>
                  <text:list-item>
                    <text:p text:id="id7" text:style-name="P6">Senior manag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Project (technical) manag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6">Practitio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Custom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End user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Lead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" text:style-name="P5">Team leaders attempt to maximize the skills and abilities of each person in the development team</text:p>
              </text:list-item>
            </text:list>
            <text:list text:style-name="L2">
              <text:list-item>
                <text:p text:id="id13" text:style-name="P5">How do we select a team leader?</text:p>
              </text:list-item>
            </text:list>
            <text:list text:style-name="L2">
              <text:list-item>
                <text:list>
                  <text:list-item>
                    <text:p text:id="id14" text:style-name="P6">Moti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Organ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6">Ideas or innov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Lead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7" text:style-name="P5">Other traits of effective project manager</text:p>
              </text:list-item>
            </text:list>
            <text:list text:style-name="L2">
              <text:list-item>
                <text:list>
                  <text:list-item>
                    <text:p text:id="id18" text:style-name="P6">Problem solving – diagnosing problems and providing solu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Managerial identity – taking char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6">Achievement – rewarding accomplish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6">Influence and team building – 'reading' people</text:p>
                  </text:list-item>
                </text:list>
              </text:list-item>
            </text:list>
          </draw:text-box>
        </draw:frame>
        <draw:frame draw:style-name="gr3" draw:layer="layout" svg:width="0.002cm" svg:height="0.987cm" svg:x="26.67cm" svg:y="1.27cm">
          <draw:text-box>
            <text:p text:style-name="P2"/>
          </draw:text-box>
        </draw:frame>
        <draw:frame draw:style-name="gr3" draw:layer="layout" svg:width="0.002cm" svg:height="0.987cm" svg:x="25.4cm" svg:y="2.54cm">
          <draw:text-box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he Team</text:p>
          </draw:text-box>
        </draw:frame>
        <draw:frame presentation:style-name="pr4" draw:text-style-name="P5" draw:layer="layout" svg:width="25.199cm" svg:height="14.021cm" svg:x="1.4cm" svg:y="4.914cm" presentation:class="outline" presentation:user-transformed="true">
          <draw:text-box>
            <text:list text:style-name="L2">
              <text:list-item>
                <text:p text:id="id22" text:style-name="P5">Options for applying human resources to a project that will require N people working for K years</text:p>
              </text:list-item>
            </text:list>
            <text:list text:style-name="L2">
              <text:list-item>
                <text:list>
                  <text:list-item>
                    <text:p text:id="id23" text:style-name="P6">N individual to M different functional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N individual to M different functional tasks (M &lt; 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6">N individuals into T teams to M different functional tasks</text:p>
                  </text:list-item>
                </text:list>
              </text:list-item>
            </text:list>
            <text:list text:style-name="L2">
              <text:list-item>
                <text:p text:id="id26" text:style-name="P5">Project manager is responsible for the coordin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4.064cm" svg:x="1.4cm" svg:y="4.914cm" presentation:class="outline" presentation:user-transformed="true">
          <draw:text-box>
            <text:list text:style-name="L2">
              <text:list-item>
                <text:p text:id="id27" text:style-name="P5">Democratic decentralized (DD)</text:p>
              </text:list-item>
            </text:list>
            <text:list text:style-name="L2">
              <text:list-item>
                <text:list>
                  <text:list-item>
                    <text:p text:id="id28" text:style-name="P6">No permanent lea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Assigns short term tasks coordinat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Decision made by group consens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6">Horizontal communication</text:p>
                  </text:list-item>
                </text:list>
              </text:list-item>
            </text:list>
            <text:list text:style-name="L2">
              <text:list-item>
                <text:p text:id="id32" text:style-name="P5">Controlled decentralized (CD)</text:p>
              </text:list-item>
            </text:list>
            <text:list text:style-name="L2">
              <text:list-item>
                <text:list>
                  <text:list-item>
                    <text:p text:id="id33" text:style-name="P6">With a defined leader and secondary lead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6">Decision made by groups consens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6">Horizontal and vertical commun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5">Controlled Centralized (CC)</text:p>
              </text:list-item>
            </text:list>
            <text:list text:style-name="L2">
              <text:list-item>
                <text:list>
                  <text:list-item>
                    <text:p text:id="id37" text:style-name="P6">Team leader manages problem solving and team coordin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6">Vertical communication between team members and team lead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9" text:style-name="P5">Project factors that should be considered when planning team structure</text:p>
              </text:list-item>
            </text:list>
            <text:list text:style-name="L2">
              <text:list-item>
                <text:list>
                  <text:list-item>
                    <text:p text:id="id40" text:style-name="P6">Difficulty of problem to sol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Size of resultant program (LOC, FP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6">Team life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Mod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Required quality and reli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Rigidity of delivery d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6">Communication required for pro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3T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draw:name="Object 1" draw:style-name="standard" draw:layer="layout" svg:width="26.004cm" svg:height="13.756cm" svg:x="1.4cm" svg:y="4.9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The objective for every project manager is to help create a team that exhibits cohesiveness, regardless of the team organization</text:p>
              </text:list-item>
            </text:list>
            <text:list text:style-name="L2">
              <text:list-item>
                <text:p text:id="id48" text:style-name="P5">Team must have a common definition of success or any identifiable team spirit</text:p>
              </text:list-item>
            </text:list>
            <text:list text:style-name="L2">
              <text:list-item>
                <text:p text:id="id49" text:style-name="P5">The whole is greater than the sum of the parts</text:p>
              </text:list-item>
            </text:list>
            <text:list text:style-name="L2">
              <text:list-item>
                <text:p text:id="id50" text:style-name="P5">Establish momentu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71cm" svg:y="0.303cm" presentation:class="title" presentation:user-transformed="true">
          <draw:text-box>
            <text:p text:style-name="P7"><text:span text:style-name="T2">Coordination and </text:span><text:span text:style-name="T2"><text:line-break/></text:span><text:span text:style-name="T2">Communication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1" text:style-name="P5"><text:span text:style-name="T3">Scale</text:span>, <text:span text:style-name="T3">uncertainty</text:span>, and <text:span text:style-name="T3">interoperability</text:span> are key characteristics of modern software</text:p>
              </text:list-item>
            </text:list>
            <text:list text:style-name="L2">
              <text:list-item>
                <text:p text:style-name="P5">Effective methods for coordinating people who do the work must be established</text:p>
              </text:list-item>
            </text:list>
            <text:list text:style-name="L2">
              <text:list-item>
                <text:list>
                  <text:list-item>
                    <text:p text:style-name="P6">establish mechanism for <text:span text:style-name="T3">formal(impersonal)</text:span> and <text:span text:style-name="T3">informal(personal)</text:span> communication among team members and between tea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7"><text:span text:style-name="T2">Coordination Technique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Formal, impersonal </text:p>
              </text:list-item>
            </text:list>
            <text:list text:style-name="L2">
              <text:list-item>
                <text:list>
                  <text:list-item>
                    <text:p text:style-name="P6">documents, deliverables, memos, schedules, change requests</text:p>
                  </text:list-item>
                </text:list>
              </text:list-item>
            </text:list>
            <text:list text:style-name="L2">
              <text:list-item>
                <text:p text:style-name="P5">Formal, interpersonal</text:p>
              </text:list-item>
            </text:list>
            <text:list text:style-name="L2">
              <text:list-item>
                <text:list>
                  <text:list-item>
                    <text:p text:style-name="P6">quality assurance procedures, status review meetings, design and code inspections</text:p>
                  </text:list-item>
                </text:list>
              </text:list-item>
            </text:list>
            <text:list text:style-name="L2">
              <text:list-item>
                <text:p text:style-name="P5">Informal, interpersonal</text:p>
              </text:list-item>
            </text:list>
            <text:list text:style-name="L2">
              <text:list-item>
                <text:list>
                  <text:list-item>
                    <text:p text:style-name="P6">information dissemination meetings, problem solving, collection of requirem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7"><text:span text:style-name="T2">Coordination Technique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Electronic</text:p>
              </text:list-item>
            </text:list>
            <text:list text:style-name="L2">
              <text:list-item>
                <text:list>
                  <text:list-item>
                    <text:p text:style-name="P6">email, electronic bulletin boards, web sites, video conferencing</text:p>
                  </text:list-item>
                </text:list>
              </text:list-item>
            </text:list>
            <text:list text:style-name="L2">
              <text:list-item>
                <text:p text:style-name="P5">Interpersonal network</text:p>
              </text:list-item>
            </text:list>
            <text:list text:style-name="L2">
              <text:list-item>
                <text:list>
                  <text:list-item>
                    <text:p text:style-name="P6">communication with those outside of pro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7"><text:span text:style-name="T2">Coordination Technique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Insert figure her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2">Proble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At the start of project, quantitative estimates and plan are required but solid information is unavailable</text:p>
              </text:list-item>
            </text:list>
            <text:list text:style-name="L2">
              <text:list-item>
                <text:p text:style-name="P5">Examine the problem at the very beginning of the project: <text:span text:style-name="T3">scope</text:span> must be established and bounded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2">Defining the Scop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Context</text:p>
              </text:list-item>
            </text:list>
            <text:list text:style-name="L2">
              <text:list-item>
                <text:list>
                  <text:list-item>
                    <text:p text:style-name="P6">How does the software to be built fit into a larger system or business context?What constraints are imposed as a result of the context?</text:p>
                  </text:list-item>
                </text:list>
              </text:list-item>
            </text:list>
            <text:list text:style-name="L2">
              <text:list-item>
                <text:p text:style-name="P5">Information objectives</text:p>
              </text:list-item>
            </text:list>
            <text:list text:style-name="L2">
              <text:list-item>
                <text:list>
                  <text:list-item>
                    <text:p text:style-name="P6">What customer-visible data objects are produced as output of software?What data objects are required as inpu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2">Defining the Scop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Function and performance</text:p>
              </text:list-item>
            </text:list>
            <text:list text:style-name="L2">
              <text:list-item>
                <text:list>
                  <text:list-item>
                    <text:p text:style-name="P6">What function does the software perform to transform input data into output? Are any special performance characteristics to be address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2">Scop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Must be unambiguous and understandable at management and technical levels</text:p>
              </text:list-item>
            </text:list>
            <text:list text:style-name="L2">
              <text:list-item>
                <text:p text:style-name="P5">Must be bounded: quantitative data must be stated explicitly, constraints and limitations are noted, and mitigating factors(algorithms) are described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2"><text:s text:c="4"/>Problem Decomposi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also called <text:span text:style-name="T3">partitioning, </text:span><text:span text:style-name="T4">problem is divided into small manageable subproblems</text:span></text:p>
              </text:list-item>
            </text:list>
            <text:list text:style-name="L2">
              <text:list-item>
                <text:p text:style-name="P5">no attempt to fully decompose problem during scoping activity, will be done in requirements analysis</text:p>
              </text:list-item>
            </text:list>
            <text:list text:style-name="L2">
              <text:list-item>
                <text:p text:style-name="P5">performed on the <text:span text:style-name="T3">functionality</text:span> to be delivered and the <text:span text:style-name="T3">process</text:span> that will be used to deliver the product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2">Process</text:p>
          </draw:text-box>
        </draw:frame>
        <draw:frame presentation:style-name="pr7" draw:layer="layout" svg:width="25.199cm" svg:height="14.391cm" svg:x="1.4cm" svg:y="4.914cm" presentation:class="outline" presentation:user-transformed="true">
          <draw:text-box>
            <text:list text:style-name="L2">
              <text:list-item>
                <text:p text:style-name="P5">Generic phases apply: definition, development, and maintenance</text:p>
              </text:list-item>
            </text:list>
            <text:list text:style-name="L2">
              <text:list-item>
                <text:p text:style-name="P5">Which software process model to use?</text:p>
              </text:list-item>
            </text:list>
            <text:list text:style-name="L2">
              <text:list-item>
                <text:list>
                  <text:list-item>
                    <text:p text:style-name="P6">linear sequential, prototyping, RAD, incremental, spiral, component assembly, etc</text:p>
                  </text:list-item>
                </text:list>
              </text:list-item>
            </text:list>
            <text:list text:style-name="L2">
              <text:list-item>
                <text:p text:style-name="P5">Project manager decides which model to use and creates a preliminary plan, process decomposition begins</text:p>
              </text:list-item>
            </text:list>
            <text:list text:style-name="L2">
              <text:list-item>
                <text:list>
                  <text:list-item>
                    <text:p text:style-name="P6">work tasks for framework activiti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6" draw:text-style-name="P9" draw:layer="layout" svg:width="25.199cm" svg:height="3.507cm" svg:x="1.4cm" svg:y="0.837cm" presentation:class="title">
          <draw:text-box>
            <text:p text:style-name="P8"><text:span text:style-name="T5">Melding Problem and Process</text:span></text:p>
          </draw:text-box>
        </draw:frame>
        <draw:frame presentation:style-name="pr7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style-name="P5">Framework activities are identified(ex: see spiral model)</text:p>
              </text:list-item>
            </text:list>
            <text:list text:style-name="L2">
              <text:list-item>
                <text:p text:style-name="P5">Functions identified in the scoping activity are matched with the framework activities in a matrix</text:p>
              </text:list-item>
            </text:list>
            <text:list text:style-name="L2">
              <text:list-item>
                <text:p text:style-name="P5">Top row contains the framework activities, second row contains the work tasks associated for each framework activity and the leftmost column the function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8"><text:span text:style-name="T5">Melding Problem and Proces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The team needs to estimate resource requirements for each cell, start and end dates for each task, and work products to be produced in each cell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8"><text:span text:style-name="T5">Melding Problem and Proces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Insert picture her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4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7-12-11T11:47:37</dc:date>
    <dc:language>de-DE</dc:language>
    <meta:editing-cycles>671</meta:editing-cycles>
    <meta:editing-duration>PT18H48M37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6in"/>
    </style:style>
    <style:style style:name="ro1" style:family="table-row">
      <style:table-row-properties style:row-height="0.24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4pt" fo:font-weight="bold"/>
    </style:style>
    <style:style style:name="ce2" style:family="table-cell" style:parent-style-name="Default">
      <style:table-cell-properties fo:border="0.0008in solid #000000"/>
      <style:text-properties fo:font-size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number-columns-repeated="3" table:default-cell-style-name="ce2"/>
        <table:table-row table:style-name="ro1">
          <table:table-cell table:number-columns-repeated="2"/>
          <table:table-cell table:style-name="ce1" office:value-type="string">
            <text:p>Type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CC</text:p>
          </table:table-cell>
        </table:table-row>
        <table:table-row table:style-name="ro1">
          <table:table-cell table:number-columns-repeated="2"/>
          <table:table-cell table:style-name="ce1" office:value-type="string">
            <text:p>Difficul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i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arge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Smal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Team Life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hort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Modu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Reli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table:style-name="ce1" office:value-type="string">
            <text:p>Delivery D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ric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ax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Soci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/>
          <table:table-cell table:number-columns-repeated="2" office:value-type="string">
            <text:p>X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1">12/11/2007</text:date>, <text:time>11:4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